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 svg:font-family="'Arial Unicode MS'" style:font-family-generic="swiss"/>
    <style:font-face style:name="Courier New" svg:font-family="'Courier New'" style:font-adornments="Regular"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游明朝" svg:font-family="游明朝" style:font-family-generic="system" style:font-pitch="variable"/>
  </office:font-face-decls>
  <office:automatic-styles>
    <style:style style:name="Table1" style:family="table">
      <style:table-properties style:width="16.492cm" fo:margin-left="0.009cm" fo:margin-top="0cm" fo:margin-bottom="0cm" table:align="left" style:writing-mode="lr-tb"/>
    </style:style>
    <style:style style:name="Table1.A" style:family="table-column">
      <style:table-column-properties style:column-width="7.671cm"/>
    </style:style>
    <style:style style:name="Table1.B" style:family="table-column">
      <style:table-column-properties style:column-width="8.821cm"/>
    </style:style>
    <style:style style:name="Table1.1" style:family="table-row">
      <style:table-row-properties fo:keep-together="auto"/>
    </style:style>
    <style:style style:name="Table1.A1" style:family="table-cell">
      <style:table-cell-properties fo:background-color="#deeaf6" fo:padding-left="0.191cm" fo:padding-right="0.191cm" fo:padding-top="0cm" fo:padding-bottom="0cm" fo:border="0.5pt solid #000000" style:writing-mode="lr-tb">
        <style:background-image/>
      </style:table-cell-properties>
    </style:style>
    <style:style style:name="Table1.B1" style:family="table-cell">
      <style:table-cell-properties fo:padding-left="0.191cm" fo:padding-right="0.191cm" fo:padding-top="0cm" fo:padding-bottom="0cm" fo:border="0.5pt solid #000000" style:writing-mode="lr-tb"/>
    </style:style>
    <style:style style:name="Table1.B2" style:family="table-cell">
      <style:table-cell-properties fo:padding-left="0.191cm" fo:padding-right="0.191cm" fo:padding-top="0cm" fo:padding-bottom="0cm" fo:border="0.5pt solid #000000" style:writing-mode="lr-tb"/>
    </style:style>
    <style:style style:name="Table1.B3" style:family="table-cell">
      <style:table-cell-properties fo:padding-left="0.191cm" fo:padding-right="0.191cm" fo:padding-top="0cm" fo:padding-bottom="0cm" fo:border="0.5pt solid #000000" style:writing-mode="lr-tb"/>
    </style:style>
    <style:style style:name="Table1.B4" style:family="table-cell">
      <style:table-cell-properties fo:padding-left="0.191cm" fo:padding-right="0.191cm" fo:padding-top="0cm" fo:padding-bottom="0cm" fo:border="0.5pt solid #000000" style:writing-mode="lr-tb"/>
    </style:style>
    <style:style style:name="Table1.B5" style:family="table-cell">
      <style:table-cell-properties fo:padding-left="0.191cm" fo:padding-right="0.191cm" fo:padding-top="0cm" fo:padding-bottom="0cm" fo:border="0.5pt solid #000000" style:writing-mode="lr-tb"/>
    </style:style>
    <style:style style:name="Table1.B6" style:family="table-cell">
      <style:table-cell-properties fo:padding-left="0.191cm" fo:padding-right="0.191cm" fo:padding-top="0cm" fo:padding-bottom="0cm" fo:border="0.5pt solid #000000" style:writing-mode="lr-tb"/>
    </style:style>
    <style:style style:name="Table1.B7" style:family="table-cell">
      <style:table-cell-properties fo:padding-left="0.191cm" fo:padding-right="0.191cm" fo:padding-top="0cm" fo:padding-bottom="0cm" fo:border="0.5pt solid #000000" style:writing-mode="lr-tb"/>
    </style:style>
    <style:style style:name="P1" style:family="paragraph" style:parent-style-name="Standard">
      <style:text-properties fo:font-weight="bold" style:font-weight-asian="bold" style:font-weight-complex="bold"/>
    </style:style>
    <style:style style:name="P2" style:family="paragraph" style:parent-style-name="Standard">
      <loext:graphic-properties draw:fill="solid" draw:fill-color="#ffff00"/>
      <style:paragraph-properties fo:background-color="#ffff00"/>
      <style:text-properties fo:font-style="italic" style:font-style-asian="italic" style:font-style-complex="italic"/>
    </style:style>
    <style:style style:name="P3" style:family="paragraph" style:parent-style-name="Standard">
      <style:text-properties fo:color="#212529" loext:opacity="100%" style:font-name="Calibri" fo:language="en" fo:country="GB" style:font-name-asian="Calibri1" style:font-name-complex="Calibri1"/>
    </style:style>
    <style:style style:name="P4"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CA" fo:font-weight="bold" style:letter-kerning="false" style:font-name-asian="Calibri1" style:font-size-asian="11pt" style:language-asian="en" style:country-asian="US" style:font-weight-asian="bold" style:font-name-complex="Arial" style:font-size-complex="11pt" style:language-complex="ar" style:country-complex="SA"/>
    </style:style>
    <style:style style:name="P5"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CA" fo:font-weight="bold"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6" style:family="paragraph" style:parent-style-name="Standard">
      <style:paragraph-properties fo:margin-top="0cm" fo:margin-bottom="0cm" style:contextual-spacing="false" fo:line-height="108%" fo:text-align="start" style:justify-single-word="false" fo:orphans="2" fo:widows="2"/>
      <style:text-properties style:font-name="Calibri" fo:font-size="11pt" fo:language="en" fo:country="CA" fo:font-weight="bold"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P7"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CA" fo:font-style="italic" style:letter-kerning="false" fo:background-color="#ffff00" style:font-name-asian="Calibri1" style:font-size-asian="11pt" style:language-asian="en" style:country-asian="US" style:font-style-asian="italic" style:font-name-complex="Arial" style:font-size-complex="11pt" style:language-complex="ar" style:country-complex="SA" style:font-style-complex="italic"/>
    </style:style>
    <style:style style:name="P8" style:family="paragraph" style:parent-style-name="Standard">
      <loext:graphic-properties draw:fill="solid" draw:fill-color="#ffffff"/>
      <style:paragraph-properties fo:margin-top="0cm" fo:margin-bottom="0.494cm" style:contextual-spacing="false" fo:line-height="100%" fo:background-color="#ffffff"/>
    </style:style>
    <style:style style:name="P9" style:family="paragraph" style:parent-style-name="Standard">
      <loext:graphic-properties draw:fill="solid" draw:fill-color="#ffffff"/>
      <style:paragraph-properties fo:margin-top="0cm" fo:margin-bottom="0.494cm" style:contextual-spacing="false" fo:line-height="100%" fo:background-color="#ffffff"/>
      <style:text-properties fo:color="#212529" loext:opacity="100%" style:font-name-asian="Times New Roman1" style:language-asian="en" style:country-asian="CA"/>
    </style:style>
    <style:style style:name="P10" style:family="paragraph" style:parent-style-name="Frame_20_contents">
      <style:text-properties fo:color="#000000" loext:opacity="100%" style:font-name="Calibri" fo:font-size="14pt" style:font-name-asian="Calibri1" style:font-size-asian="14pt" style:font-name-complex="Calibri1" style:font-size-complex="14pt"/>
    </style:style>
    <style:style style:name="P11" style:family="paragraph" style:parent-style-name="Frame_20_contents">
      <style:text-properties fo:color="#000000" loext:opacity="100%" style:font-name="Calibri" fo:font-size="10pt" style:font-name-asian="Calibri1" style:font-size-asian="10pt" style:font-name-complex="Calibri1" style:font-size-complex="10pt"/>
    </style:style>
    <style:style style:name="P12" style:family="paragraph" style:parent-style-name="List_20_Paragraph" style:list-style-name="WWNum2"/>
    <style:style style:name="P13" style:family="paragraph" style:parent-style-name="List_20_Paragraph" style:list-style-name="WWNum1"/>
    <style:style style:name="P14" style:family="paragraph" style:parent-style-name="List_20_Paragraph" style:list-style-name="WWNum1">
      <style:text-properties fo:color="#333333" loext:opacity="100%" style:font-name="Calibri" style:font-name-asian="Calibri1" style:font-name-complex="Calibri1"/>
    </style:style>
    <style:style style:name="P15" style:family="paragraph" style:parent-style-name="List_20_Paragraph" style:list-style-name="WWNum5">
      <loext:graphic-properties draw:fill="solid" draw:fill-color="#ffff00"/>
      <style:paragraph-properties fo:background-color="#ffff00"/>
      <style:text-properties fo:font-style="italic" style:font-style-asian="italic" style:font-style-complex="italic"/>
    </style:style>
    <style:style style:name="P16" style:family="paragraph" style:parent-style-name="List_20_Paragraph" style:list-style-name="WWNum6"/>
    <style:style style:name="P17" style:family="paragraph" style:parent-style-name="List_20_Paragraph" style:list-style-name="WWNum6">
      <style:text-properties fo:color="#000000" loext:opacity="100%" style:font-name="Calibri" style:font-name-asian="Calibri1" style:font-name-complex="Calibri1"/>
    </style:style>
    <style:style style:name="P18" style:family="paragraph" style:parent-style-name="List_20_Paragraph" style:list-style-name="WWNum6">
      <style:paragraph-properties fo:margin-top="0cm" fo:margin-bottom="0cm" style:contextual-spacing="true"/>
      <style:text-properties fo:color="#000000" loext:opacity="100%" style:font-name="Calibri" fo:language="en" fo:country="GB" style:font-name-asian="Calibri1" style:font-name-complex="Calibri1"/>
    </style:style>
    <style:style style:name="P19" style:family="paragraph" style:parent-style-name="Standard" style:master-page-name="Standard">
      <style:paragraph-properties fo:margin-left="0cm" fo:margin-right="0cm" fo:text-indent="1.27cm" style:auto-text-indent="false" style:page-number="auto"/>
      <style:text-properties fo:font-size="18pt" style:font-size-asian="18pt" style:font-size-complex="18pt"/>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fo:color="#000000" loext:opacity="100%" style:font-name="Calibri" fo:font-style="italic" fo:background-color="#ffff00" style:font-name-asian="Calibri1" style:font-style-asian="italic" style:font-name-complex="Calibri1" style:font-style-complex="italic"/>
    </style:style>
    <style:style style:name="P22" style:family="paragraph" style:parent-style-name="Standard">
      <style:text-properties fo:color="#000000" loext:opacity="100%" fo:font-style="italic" fo:background-color="#ffff00" style:font-name-asian="游明朝" style:font-style-asian="italic" style:font-style-complex="italic"/>
    </style:style>
    <style:style style:name="P23" style:family="paragraph" style:parent-style-name="Standard">
      <style:text-properties fo:color="#333333" loext:opacity="100%" style:font-name="Calibri" style:font-name-asian="Calibri1" style:font-name-complex="Calibri1"/>
    </style:style>
    <style:style style:name="P24" style:family="paragraph" style:parent-style-name="Standard">
      <loext:graphic-properties draw:fill="solid" draw:fill-color="#ffff00"/>
      <style:paragraph-properties fo:background-color="#ffff00"/>
      <style:text-properties fo:font-style="italic" style:font-style-asian="italic" style:font-style-complex="italic"/>
    </style:style>
    <style:style style:name="P25" style:family="paragraph" style:parent-style-name="Standard">
      <style:text-properties fo:font-style="italic" fo:background-color="#ffff00" style:font-style-asian="italic" style:font-style-complex="italic"/>
    </style:style>
    <style:style style:name="P26" style:family="paragraph" style:parent-style-name="Standard">
      <style:text-properties fo:font-size="18pt" style:font-size-asian="18pt" style:font-name-complex="Calibri1" style:font-size-complex="18pt"/>
    </style:style>
    <style:style style:name="P27" style:family="paragraph">
      <loext:graphic-properties draw:fill="none"/>
      <style:paragraph-properties fo:text-align="start"/>
      <style:text-properties fo:font-size="18pt"/>
    </style:style>
    <style:style style:name="T1" style:family="text">
      <style:text-properties fo:color="#000000" loext:opacity="100%" style:font-name="Calibri" fo:font-size="14pt" style:font-name-asian="Calibri1" style:font-size-asian="14pt" style:font-name-complex="Calibri1" style:font-size-complex="14pt"/>
    </style:style>
    <style:style style:name="T2" style:family="text">
      <style:text-properties fo:color="#000000" loext:opacity="100%" style:font-name="Calibri" fo:font-size="10pt" style:font-name-asian="Calibri1" style:font-size-asian="10pt" style:font-name-complex="Calibri1" style:font-size-complex="10pt"/>
    </style:style>
    <style:style style:name="T3" style:family="text">
      <style:text-properties fo:color="#000000" loext:opacity="100%" style:font-name="Calibri" fo:font-style="italic" fo:background-color="#ffff00" loext:char-shading-value="0" style:font-name-asian="Calibri1" style:font-style-asian="italic" style:font-name-complex="Calibri1" style:font-style-complex="italic"/>
    </style:style>
    <style:style style:name="T4" style:family="text">
      <style:text-properties fo:color="#000000" loext:opacity="100%" style:font-name="Calibri" fo:font-style="italic" style:font-name-asian="Calibri1" style:font-style-asian="italic" style:font-name-complex="Calibri1" style:font-style-complex="italic"/>
    </style:style>
    <style:style style:name="T5" style:family="text">
      <style:text-properties fo:color="#000000" loext:opacity="100%" style:font-name="Calibri" style:font-name-asian="Calibri1" style:font-name-complex="Calibri1"/>
    </style:style>
    <style:style style:name="T6" style:family="text">
      <style:text-properties fo:color="#000000" loext:opacity="100%" style:font-name="Calibri" fo:language="en" fo:country="GB" style:font-name-asian="Calibri1" style:font-name-complex="Calibri1"/>
    </style:style>
    <style:style style:name="T7" style:family="text">
      <style:text-properties fo:color="#000000" loext:opacity="100%" style:font-name="Calibri" fo:language="en" fo:country="GB" fo:background-color="#ffff00" loext:char-shading-value="0" style:font-name-asian="Calibri1" style:font-name-complex="Calibri1"/>
    </style:style>
    <style:style style:name="T8" style:family="text">
      <style:text-properties fo:color="#000000" loext:opacity="100%" style:font-name="Calibri" style:text-underline-style="solid" style:text-underline-width="auto" style:text-underline-color="font-color" style:font-name-asian="Calibri1" style:font-name-complex="Calibri1"/>
    </style:style>
    <style:style style:name="T9" style:family="text">
      <style:text-properties fo:color="#000000" loext:opacity="100%" fo:font-style="italic" fo:background-color="#ffff00" loext:char-shading-value="0" style:font-name-asian="游明朝" style:font-style-asian="italic" style:font-style-complex="italic"/>
    </style:style>
    <style:style style:name="T10" style:family="text">
      <style:text-properties fo:color="#000000" loext:opacity="100%" fo:font-style="italic" style:font-name-asian="游明朝" style:font-style-asian="italic" style:font-style-complex="italic"/>
    </style:style>
    <style:style style:name="T11" style:family="text">
      <style:text-properties fo:color="#333333" loext:opacity="100%" style:font-name="Calibri" style:font-name-asian="Calibri1" style:font-name-complex="Calibri1"/>
    </style:style>
    <style:style style:name="T12" style:family="text">
      <style:text-properties style:font-name="Calibri" style:font-name-asian="Calibri1" style:font-name-complex="Calibri1"/>
    </style:style>
    <style:style style:name="T13" style:family="text">
      <style:text-properties fo:color="#212529" loext:opacity="100%" fo:font-weight="bold" style:font-name-asian="Times New Roman1" style:language-asian="en" style:country-asian="CA" style:font-weight-asian="bold" style:font-name-complex="Calibri1"/>
    </style:style>
    <style:style style:name="T14" style:family="text">
      <style:text-properties fo:color="#212529" loext:opacity="100%" fo:font-weight="bold" style:font-name-asian="Times New Roman1" style:language-asian="en" style:country-asian="CA" style:font-weight-asian="bold" style:font-weight-complex="bold"/>
    </style:style>
    <style:style style:name="T15" style:family="text">
      <style:text-properties fo:color="#212529" loext:opacity="100%" style:font-name-asian="Times New Roman1" style:language-asian="en" style:country-asian="CA"/>
    </style:style>
    <style:style style:name="T16" style:family="text">
      <style:text-properties fo:color="#212529" loext:opacity="100%" style:font-name-asian="Times New Roman1" style:language-asian="en" style:country-asian="CA" style:font-name-complex="Calibri1"/>
    </style:style>
    <style:style style:name="fr1" style:family="graphic" style:parent-style-name="Frame">
      <style:graphic-properties fo:margin-left="0cm" fo:margin-right="0.026cm" style:run-through="background" style:wrap="run-through" style:number-wrapped-paragraphs="no-limit" style:vertical-pos="from-top" style:vertical-rel="paragraph" style:horizontal-pos="center" style:horizontal-rel="paragraph" draw:opacity="0%" fo:padding="0cm" fo:border="none" style:writing-mode="lr-tb" draw:wrap-influence-on-position="once-concurrent" loext:allow-overlap="true" draw:textarea-vertical-align="top"/>
    </style:style>
    <style:style style:name="fr2" style:family="graphic" style:parent-style-name="Frame">
      <style:graphic-properties fo:margin-left="0cm" fo:margin-right="0cm" style:run-through="background" style:wrap="run-through" style:number-wrapped-paragraphs="no-limit" style:vertical-pos="from-top" style:vertical-rel="paragraph" style:horizontal-pos="right" style:horizontal-rel="page-end-margin" draw:opacity="0%" fo:padding-left="0cm" fo:padding-right="0.176cm" fo:padding-top="0cm" fo:padding-bottom="0cm" fo:border="none" style:writing-mode="lr-tb" draw:wrap-influence-on-position="once-concurrent" loext:allow-overlap="true" draw:textarea-vertical-align="top"/>
    </style: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026cm" fo:margin-top="0cm" fo:margin-bottom="0.026cm" style:run-through="background" style:wrap="parallel"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true" fo:min-height="0cm" fo:min-width="0cm" fo:padding-top="0cm" fo:padding-bottom="0cm" fo:padding-left="0cm" fo:padding-right="0.176cm" fo:wrap-option="wrap" fo:margin-left="0cm" fo:margin-right="0cm" fo:margin-top="0cm" fo:margin-bottom="0cm" style:run-through="background" style:wrap="parallel" style:number-wrapped-paragraphs="no-limit" style:wrap-contour="false" style:vertical-pos="from-top" style:vertical-rel="paragraph" style:horizontal-pos="right" style:horizontal-rel="page-end-margin"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Opportunity template</text:p>
      <table:table table:name="Table1" table:style-name="Table1">
        <table:table-column table:style-name="Table1.A"/>
        <table:table-column table:style-name="Table1.B"/>
        <table:table-row table:style-name="Table1.1">
          <table:table-cell table:style-name="Table1.A1" office:value-type="string">
            <text:p text:style-name="P4">Title</text:p>
          </table:table-cell>
          <table:table-cell table:style-name="Table1.B1" office:value-type="string">
            <text:p text:style-name="P7">Max 100 characters</text:p>
          </table:table-cell>
        </table:table-row>
        <table:table-row table:style-name="Table1.1">
          <table:table-cell table:style-name="Table1.A1" office:value-type="string">
            <text:p text:style-name="P5">Contract value </text:p>
          </table:table-cell>
          <table:table-cell table:style-name="Table1.B2" office:value-type="string">
            <text:p text:style-name="P7">$xx,xxx (must be $10K or less including taxes)</text:p>
          </table:table-cell>
        </table:table-row>
        <table:table-row table:style-name="Table1.1">
          <table:table-cell table:style-name="Table1.A1" office:value-type="string">
            <text:p text:style-name="P5">Deadline to submit application</text:p>
          </table:table-cell>
          <table:table-cell table:style-name="Table1.B3" office:value-type="string">
            <text:p text:style-name="P7">yyyy-mm-dd</text:p>
          </table:table-cell>
        </table:table-row>
        <table:table-row table:style-name="Table1.1">
          <table:table-cell table:style-name="Table1.A1" office:value-type="string">
            <text:p text:style-name="P6">Supplier selection date</text:p>
          </table:table-cell>
          <table:table-cell table:style-name="Table1.B4" office:value-type="string">
            <text:p text:style-name="P7">yyyy-mm-dd</text:p>
          </table:table-cell>
        </table:table-row>
        <table:table-row table:style-name="Table1.1">
          <table:table-cell table:style-name="Table1.A1" office:value-type="string">
            <text:p text:style-name="P5">Work delivery date</text:p>
          </table:table-cell>
          <table:table-cell table:style-name="Table1.B5" office:value-type="string">
            <text:p text:style-name="P7">yyyy-mm-dd</text:p>
          </table:table-cell>
        </table:table-row>
        <table:table-row table:style-name="Table1.1">
          <table:table-cell table:style-name="Table1.A1" office:value-type="string">
            <text:p text:style-name="P4">Opportunity short description/excerpt</text:p>
          </table:table-cell>
          <table:table-cell table:style-name="Table1.B6" office:value-type="string">
            <text:p text:style-name="P7">Max 500 characters</text:p>
          </table:table-cell>
        </table:table-row>
        <table:table-row table:style-name="Table1.1">
          <table:table-cell table:style-name="Table1.A1" office:value-type="string">
            <text:p text:style-name="P5">Required skills</text:p>
          </table:table-cell>
          <table:table-cell table:style-name="Table1.B7" office:value-type="string">
            <text:p text:style-name="P7">Skill 1, skill 2, skill 3, …. (separate by commas)</text:p>
          </table:table-cell>
        </table:table-row>
      </table:table>
      <text:p text:style-name="Standard"/>
      <text:p text:style-name="P1">Description</text:p>
      <text:p text:style-name="Standard"><text:span text:style-name="T3">Provide the supplier with an understanding of who they will be working for (Division, Branch).</text:span><text:span text:style-name="T4"> </text:span></text:p>
      <text:p text:style-name="P21">Also include all relevant background e.g. <text:s/>what work, if any, has been done in this space in the past? Is this a net new project, or is this a continuation of previous efforts? What is the problem that needs to be solved?</text:p>
      <text:p text:style-name="Standard"><text:span text:style-name="T4"><text:s/></text:span><text:span text:style-name="T3">It is best to provide as much information here as possible as a lack of clarity would result in many questions from suppliers (the answers to which will need to be translated and posted on the website)</text:span></text:p>
      <text:p text:style-name="P1"/>
      <text:p text:style-name="P1">Opportunity</text:p>
      <text:p text:style-name="Standard"><text:span text:style-name="T9">In this section explain in detail the work are you expecting the supplier to complete.</text:span><text:span text:style-name="T10"> </text:span></text:p>
      <text:p text:style-name="Standard"><text:span text:style-name="T10"><text:s/></text:span><text:span text:style-name="T9">This section should fully explain all aspects of the opportunity and all deliverables that must be completed for the supplier to fulfill their responsibilities for the contract.</text:span><text:span text:style-name="T10"> </text:span></text:p>
      <text:p text:style-name="Standard"><text:span text:style-name="T9">As you are writing the description of the work, consider reviewing the guidance statements from the GC Enterprise Architecture Framework and whether the work can be described in the form of a test (aligning with a shift towards Test Driven Development).</text:span><text:span text:style-name="T10"> </text:span></text:p>
      <text:p text:style-name="Standard"><text:span text:style-name="T9">Also include here any links to information that the supplier would need in order to fully understand the scope of work (e.g. data tables if the work requires data analysis).</text:span><text:span text:style-name="T10"> <text:s/></text:span></text:p>
      <text:p text:style-name="P22">Remember that all information in this template will be posted on the Micro-Acquisition website so must be Unclassified.</text:p>
      <text:p text:style-name="P1">_________________________________________________</text:p>
      <text:p text:style-name="P1">Application evaluation</text:p>
      <text:p text:style-name="Standard"><text:span text:style-name="T5">Your proposal will be evaluated using the following criterion:</text:span><text:line-break/></text:p>
      <text:list xml:id="list1397897796" text:style-name="WWNum2">
        <text:list-item>
          <text:p text:style-name="P12"><text:span text:style-name="T6">Confirm that you have the skills to complete this work. Please provide a short, written statement (250 words or less, half a page) demonstrating how you have the required skills in </text:span><text:span text:style-name="T7">&lt;list required skills&gt; </text:span><text:span text:style-name="T6">or similar skills (explain how they are similar). Describe when you gained these skills, what </text:span><text:soft-page-break/><text:span text:style-name="T6">you did and how you did it. Examples could include: previous work experience, school work, Civic Tech projects etc.</text:span></text:p>
        </text:list-item>
      </text:list>
      <text:p text:style-name="Standard"><text:span text:style-name="T6">You <text:s/>will also be required to confirm that you meet the following eligibility criteria:</text:span><text:span text:style-name="T8"> </text:span></text:p>
      <text:list xml:id="list3449958016" text:style-name="WWNum1">
        <text:list-item>
          <text:p text:style-name="P14">you have reached the age of majority and are contractually competent</text:p>
        </text:list-item>
      </text:list>
      <text:p text:style-name="P23">AND</text:p>
      <text:list xml:id="list173512703187389" text:continue-numbering="true" text:style-name="WWNum1">
        <text:list-item>
          <text:p text:style-name="P14">you are Canadian, First Nations, Métis, Inuit or a permanent resident of Canada</text:p>
        </text:list-item>
      </text:list>
      <text:p text:style-name="P23">OR</text:p>
      <text:list xml:id="list173514529670190" text:continue-numbering="true" text:style-name="WWNum1">
        <text:list-item>
          <text:p text:style-name="P13"><text:span text:style-name="T11">you are a foreign worker/student and have the appropriate </text:span><text:a xlink:type="simple" xlink:href="https://www.canada.ca/en/immigration-refugees-citizenship/services/work-canada/permit.html" text:style-name="Internet_20_link" text:visited-style-name="Visited_20_Internet_20_Link"><text:span text:style-name="Internet_20_link"><text:span text:style-name="T12">work permit(s)</text:span></text:span></text:a><text:span text:style-name="T11"> to work in Canada.</text:span></text:p>
        </text:list-item>
      </text:list>
      <text:p text:style-name="P1"/>
      <text:p text:style-name="P1">Work acceptance criteria</text:p>
      <text:p text:style-name="P2">The acceptance criteria describe how the code will be assessed once it is delivered by the supplier. </text:p>
      <text:p text:style-name="P25">The acceptance criteria must include:</text:p>
      <text:list xml:id="list1033599565" text:style-name="WWNum5">
        <text:list-item>
          <text:list>
            <text:list-item>
              <text:p text:style-name="P15"><text:s/>A criterion related to the license file in the acceptance criteria (for new requirements that don’t depend on an existing repository, we recommend using the MIT license.</text:p>
            </text:list-item>
            <text:list-item>
              <text:p text:style-name="P15">A criterion related to the requirements (linking back to the description of those requirements in the opportunity statement)</text:p>
            </text:list-item>
          </text:list>
        </text:list-item>
      </text:list>
      <text:p text:style-name="P2">The acceptance criteria could also include:</text:p>
      <text:list xml:id="list173513051362542" text:continue-numbering="true" text:style-name="WWNum5">
        <text:list-item>
          <text:list>
            <text:list-item>
              <text:p text:style-name="P15">A criterion related to the quality assurance tests that the code will be run through and what result from those tests is required in order for the code to be accepted. If possible, include the tests/set up the CI/CD pipeline on the GitHub or GitLab repo where the code will be delivered for full transparency and so that suppliers can run the tests themselves.</text:p>
            </text:list-item>
          </text:list>
        </text:list-item>
      </text:list>
      <text:p text:style-name="P2"/>
      <text:p text:style-name="P2">It is important that this section is very clear to suppliers as only deliverables that meet acceptance criteria will result in payment. <text:s/>More information on the acceptance criteria can be found in the Acceptance Criteria guidance.</text:p>
      <text:p text:style-name="Standard">Example:</text:p>
      <text:p text:style-name="Standard">This is a fixed price opportunity governed by the terms of the Micro-Acquisition pilot. To be paid the fixed price, you must meet all of the following criteria:</text:p>
      <text:list xml:id="list135463804" text:style-name="WWNum6">
        <text:list-item>
          <text:p text:style-name="P18">The code must be delivered with an MIT license</text:p>
        </text:list-item>
        <text:list-item>
          <text:p text:style-name="P17">A reviewed and approved pull request that adds source code to fulfill all the requirements in the opportunity description.</text:p>
        </text:list-item>
        <text:list-item>
          <text:p text:style-name="P16">The code must get a pass mark on the following tests:</text:p>
          <text:list>
            <text:list-item>
              <text:p text:style-name="P16">Test a</text:p>
            </text:list-item>
            <text:list-item>
              <text:p text:style-name="P16">Test b</text:p>
            </text:list-item>
            <text:list-item>
              <text:p text:style-name="P16"><text:soft-page-break/>Test c</text:p>
            </text:list-item>
          </text:list>
        </text:list-item>
      </text:list>
      <text:p text:style-name="Standard"/>
      <text:p text:style-name="P3"/>
      <text:p text:style-name="P1"/>
      <text:p text:style-name="Standard"/>
      <text:p text:style-name="Standard"/>
      <text:p text:style-name="P26">Guide</text:p>
      <text:p text:style-name="P8"><text:span text:style-name="T13">Proposal Deadline</text:span><text:span text:style-name="T16"> – This is the deadline for when you will accept proposals. The submission requirement is scheduled for 4pm Pacific Time on the date you select.</text:span></text:p>
      <text:p text:style-name="P8"><text:span text:style-name="T13">Assignment Date</text:span><text:span text:style-name="T16"> – This is the date that you will be assigning the project to the Successful vendor.</text:span></text:p>
      <text:p text:style-name="P8"><text:span text:style-name="T14">Supplier selection date</text:span><text:span text:style-name="T15"> – This is the date that the supplier evaluation will be complete and the winning supplier is notified. In most cases work on the opportunity can begin as soon as the supplier is chosen.</text:span></text:p>
      <text:p text:style-name="P8"><text:span text:style-name="T14">Work delivery date</text:span><text:span text:style-name="T15"> – This is the date that the Successful vendor is to submit the finished product. <text:s/>This date is based on the estimated days to complete the work (used to estimate the contract value). Completion date should not require more than 37.5 hours a week (e.g. should not expect contractors to do 80 hours of work in one week)</text:span></text:p>
      <text:p text:style-name="P8"><text:span text:style-name="T14">Required Skills</text:span><text:span text:style-name="T15"> – These skills will generally be the languages and technical knowledge the supplier will need in order to do the work. Examples could include: Docker, JSON, Javascript, Python, HTML etc.</text:span></text:p>
      <text:p text:style-name="P9"/>
      <text:p text:style-name="P8"><text:span text:style-name="T14">Open source license</text:span><text:span text:style-name="T15"> – If this is code will be merged into an existing open source repository, then the code should be delivered by the supplier with the same license as is used in that repository. If you are creating a new repo for a new project, then recommend MIT as it is the most permissive license of the 5 licenses recommended by TB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 svg:font-family="'Arial Unicode MS'" style:font-family-generic="swiss"/>
    <style:font-face style:name="Courier New" svg:font-family="'Courier New'" style:font-adornments="Regular"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CA"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CA"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CA"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ame_20_contents">
      <style:text-properties fo:color="#000000" loext:opacity="100%" style:font-name="Calibri" fo:font-size="14pt" style:font-name-asian="Calibri1" style:font-size-asian="14pt" style:font-name-complex="Calibri1" style:font-size-complex="14pt"/>
    </style:style>
    <style:style style:name="MP2" style:family="paragraph">
      <loext:graphic-properties draw:fill="none"/>
      <style:paragraph-properties fo:text-align="start"/>
      <style:text-properties fo:font-size="18pt"/>
    </style:style>
    <style:style style:name="MP3" style:family="paragraph" style:parent-style-name="Frame_20_contents">
      <style:text-properties fo:color="#000000" loext:opacity="100%" style:font-name="Calibri" fo:font-size="10pt" style:font-name-asian="Calibri1" style:font-size-asian="10pt" style:font-name-complex="Calibri1" style:font-size-complex="10pt"/>
    </style:style>
    <style:style style:name="MT1" style:family="text">
      <style:text-properties fo:color="#000000" loext:opacity="100%" style:font-name="Calibri" fo:font-size="10pt" style:font-name-asian="Calibri1" style:font-size-asian="10pt" style:font-name-complex="Calibri1" style:font-size-complex="10pt"/>
    </style:style>
    <style:style style:name="Mfr1" style:family="graphic" style:parent-style-name="Frame">
      <style:graphic-properties fo:margin-left="0cm" fo:margin-right="0cm" style:run-through="background" style:wrap="run-through" style:number-wrapped-paragraphs="no-limit" style:vertical-pos="from-top" style:vertical-rel="paragraph" style:horizontal-pos="right" style:horizontal-rel="page-end-margin" draw:opacity="0%" fo:padding-left="0cm" fo:padding-right="0.176cm" fo:padding-top="0cm" fo:padding-bottom="0cm" fo:border="none" style:writing-mode="lr-tb" draw:wrap-influence-on-position="once-concurrent" loext:allow-overlap="true" draw:textarea-vertical-align="top"/>
    </style:style>
    <style:style style:name="Mfr2" style:family="graphic" style:parent-style-name="Frame">
      <style:graphic-properties fo:margin-left="0cm" fo:margin-right="0.026cm" style:run-through="background" style:wrap="run-through" style:number-wrapped-paragraphs="no-limit" style:vertical-pos="from-top" style:vertical-rel="paragraph" style:horizontal-pos="center" style:horizontal-rel="paragraph"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draw:textarea-vertical-align="top" draw:auto-grow-height="true" fo:min-height="0cm" fo:min-width="0cm" fo:padding-top="0cm" fo:padding-bottom="0cm" fo:padding-left="0cm" fo:padding-right="0.176cm" fo:wrap-option="wrap" fo:margin-left="0cm" fo:margin-right="0cm" fo:margin-top="0cm" fo:margin-bottom="0cm" style:run-through="background" style:wrap="parallel" style:number-wrapped-paragraphs="no-limit" style:wrap-contour="false" style:vertical-pos="from-top" style:vertical-rel="paragraph" style:horizontal-pos="right" style:horizontal-rel="page-end-margin" draw:wrap-influence-on-position="once-concurrent" loext:allow-overlap="true" style:flow-with-text="false"/>
    </style:style>
    <style:style style:name="Mgr2"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026cm" fo:margin-top="0cm" fo:margin-bottom="0.026cm" style:run-through="background" style:wrap="parallel" style:number-wrapped-paragraphs="no-limit" style:wrap-contour="false" style:vertical-pos="from-top" style:vertical-rel="paragraph" style:horizontal-pos="center" style:horizontal-rel="paragraph" draw:wrap-influence-on-position="once-concurrent" loext:allow-overlap="true" style:flow-with-text="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draw:frame draw:style-name="Mfr1" draw:name="Frame3" text:anchor-type="paragraph" svg:y="0.002cm" svg:width="1.235cm" draw:z-index="0"><draw:text-box fo:min-height="0.041cm"><text:p text:style-name="MP1">UNCLASSIFED / NON CLASSIFIÉ</text:p></draw:text-box></draw:frame><draw:custom-shape text:anchor-type="paragraph" draw:z-index="0" draw:name="Text Box 1" draw:style-name="Mgr1" draw:text-style-name="MP2" svg:width="1.234cm" svg:height="0.475cm" svg:x="0cm" svg:y="0.002cm"><svg:desc>UNCLASSIFED / NON CLASSIFIÉ</svg:desc><text:p text:style-name="Frame_20_contents"/><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draw:frame draw:style-name="Mfr2" draw:name="Frame4" text:anchor-type="paragraph" svg:y="0.002cm" svg:width="1.235cm" draw:z-index="0"><draw:text-box fo:min-height="0.041cm"><text:p text:style-name="MP3">UNCLASSIFED / NON CLASSIFIÉ</text:p></draw:text-box></draw:frame><draw:custom-shape text:anchor-type="paragraph" draw:z-index="1" draw:name="Text Box 4" draw:style-name="Mgr2" draw:text-style-name="MP2" svg:width="1.234cm" svg:height="0.475cm" svg:x="0cm" svg:y="0.002cm"><svg:desc>UNCLASSIFED / NON CLASSIFIÉ</svg:desc><text:p text:style-name="Frame_20_contents"><text:span text:style-name="MT1"><text:s/></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Muston, Rachel [NC]</meta:initial-creator>
    <meta:editing-cycles>22</meta:editing-cycles>
    <meta:creation-date>2021-04-21T17:37:00</meta:creation-date>
    <dc:date>2022-04-25T17:35:12.158670331</dc:date>
    <meta:editing-duration>PT14M40S</meta:editing-duration>
    <meta:generator>LibreOffice/7.0.6.2$MacOSX_X86_64 LibreOffice_project/144abb84a525d8e30c9dbbefa69cbbf2d8d4ae3b</meta:generator>
    <meta:document-statistic meta:table-count="1" meta:image-count="0" meta:object-count="0" meta:page-count="3" meta:paragraph-count="61" meta:word-count="914" meta:character-count="5485" meta:non-whitespace-character-count="4620"/>
    <meta:user-defined meta:name="AppVersion">16.0000</meta:user-defined>
    <meta:user-defined meta:name="ClassificationContentMarkingFooterFontProps">#000000,10,Calibri</meta:user-defined>
    <meta:user-defined meta:name="ClassificationContentMarkingFooterShapeIds">4,5,6</meta:user-defined>
    <meta:user-defined meta:name="ClassificationContentMarkingFooterText">UNCLASSIFED / NON CLASSIFIÉ</meta:user-defined>
    <meta:user-defined meta:name="ClassificationContentMarkingHeaderFontProps" meta:value-type="string">#000000,14,Calibri</meta:user-defined>
    <meta:user-defined meta:name="ClassificationContentMarkingHeaderShapeIds" meta:value-type="string">1,2,3</meta:user-defined>
    <meta:user-defined meta:name="ClassificationContentMarkingHeaderText" meta:value-type="string">UNCLASSIFED / NON CLASSIFIÉ</meta:user-defined>
    <meta:user-defined meta:name="Company" meta:value-type="string">GoC / GdC</meta:user-defined>
    <meta:user-defined meta:name="ComplianceAssetId" meta:value-type="string"/>
    <meta:user-defined meta:name="ContentTypeId" meta:value-type="string">0x010100170EA69B7AC3984AAD65C86E413FAFD9</meta:user-defined>
    <meta:user-defined meta:name="MSIP_Label_0b0f69b2-48a3-41c3-8376-797e288adb4a_ActionId" meta:value-type="string">598b4748-9999-4a48-bd25-d1c216644eed</meta:user-defined>
    <meta:user-defined meta:name="MSIP_Label_0b0f69b2-48a3-41c3-8376-797e288adb4a_ContentBits" meta:value-type="string">3</meta:user-defined>
    <meta:user-defined meta:name="MSIP_Label_0b0f69b2-48a3-41c3-8376-797e288adb4a_Enabled" meta:value-type="string">True</meta:user-defined>
    <meta:user-defined meta:name="MSIP_Label_0b0f69b2-48a3-41c3-8376-797e288adb4a_Method" meta:value-type="string">Privileged</meta:user-defined>
    <meta:user-defined meta:name="MSIP_Label_0b0f69b2-48a3-41c3-8376-797e288adb4a_Name" meta:value-type="string">UNCLASSIFIED</meta:user-defined>
    <meta:user-defined meta:name="MSIP_Label_0b0f69b2-48a3-41c3-8376-797e288adb4a_SetDate" meta:value-type="string">2021-04-21T17:37:17Z</meta:user-defined>
    <meta:user-defined meta:name="MSIP_Label_0b0f69b2-48a3-41c3-8376-797e288adb4a_SiteId" meta:value-type="string">9ed55846-8a81-4246-acd8-b1a01abfc0d1</meta:user-defined>
    <meta:user-defined meta:name="TemplateUrl" meta:value-type="string"/>
    <meta:user-defined meta:name="TriggerFlowInfo" meta:value-type="string"/>
    <meta:user-defined meta:name="_ExtendedDescription" meta:value-type="string"/>
    <meta:user-defined meta:name="_SharedFileIndex" meta:value-type="string"/>
    <meta:user-defined meta:name="_SourceUrl" meta:value-type="string"/>
    <meta:user-defined meta:name="xd_ProgID" meta:value-type="string"/>
    <meta:user-defined meta:name="xd_Signature" meta:value-type="boolean">false</meta:user-defined>
    <meta:template xlink:type="simple" xlink:actuate="onRequest" xlink:title="Normal" xlink:href=""/>
  </office:meta>
</office:document-meta>
</file>